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fo:margin-bottom="0.1667in" style:line-height-at-least="0.2083in"/>
      <style:text-properties style:font-name="Times" fo:font-size="13.3pt" fo:color="#000000"/>
    </style:style>
    <style:style style:name="P2" style:family="paragraph" style:parent-style-name="Standard">
      <style:paragraph-properties fo:margin-bottom="0.1667in" style:line-height-at-least="0.2083in">
        <style:tab-stops>
          <style:tab-stop style:position="0.5000in"/>
        </style:tab-stops>
      </style:paragraph-properties>
      <style:text-properties style:font-name="Times" fo:font-size="13.3pt" fo:color="#000000"/>
    </style:style>
    <style:style style:name="P3" style:family="paragraph" style:parent-style-name="Standard">
      <style:paragraph-properties fo:margin-bottom="0.1847in" style:line-height-at-least="0.2083in">
        <style:tab-stops>
          <style:tab-stop style:position="0.5000in"/>
        </style:tab-stops>
      </style:paragraph-properties>
      <style:text-properties style:font-name="Times" fo:font-size="13.3pt" fo:color="#000000"/>
    </style:style>
    <style:style style:name="P4" style:family="paragraph" style:parent-style-name="Standard">
      <style:paragraph-properties fo:margin-bottom="0.1667in" style:line-height-at-least="0.2500in"/>
      <style:text-properties style:font-name="Times" fo:font-size="16.0pt" fo:color="#000000"/>
    </style:style>
    <style:style style:name="P5" style:family="paragraph" style:parent-style-name="Standard">
      <style:paragraph-properties fo:margin-bottom="0.1847in" fo:margin-left="0.5000in" fo:text-indent="-0.5000in" style:line-height-at-least="0.2083in">
        <style:tab-stops>
          <style:tab-stop style:position="0.1528in"/>
          <style:tab-stop style:position="0.5000in"/>
        </style:tab-stops>
      </style:paragraph-properties>
      <style:text-properties style:font-name="Times" fo:font-size="13.3pt" fo:color="#000000"/>
    </style:style>
    <style:style style:name="P6" style:family="paragraph" style:parent-style-name="Standard">
      <style:paragraph-properties fo:margin-bottom="0.1667in" style:line-height-at-least="0.1806in"/>
      <style:text-properties style:font-name="Times" fo:font-size="10.7pt" fo:color="#fb00ff" fo:background-color="#f0f0e6"/>
    </style:style>
    <style:style style:name="P7" style:family="paragraph" style:parent-style-name="Standard">
      <style:paragraph-properties fo:margin-bottom="0.1667in" style:line-height-at-least="0.2083in"/>
      <style:text-properties style:font-name="Times" fo:font-size="12.0pt" fo:color="#000000"/>
    </style:style>
    <style:style style:name="T1" style:family="text">
      <style:text-properties fo:letter-spacing="0.0000in"/>
    </style:style>
    <style:style style:name="T2" style:family="text">
      <style:text-properties fo:font-size="12.0pt" fo:font-size-asian="12.0pt" fo:font-size-complex="12.0pt" fo:letter-spacing="0.0000in"/>
    </style:style>
    <style:style style:name="T3" style:family="text">
      <style:text-properties fo:letter-spacing="0.0000in" fo:color="#000000"/>
    </style:style>
    <style:style style:name="TableColumn1" style:family="table-column">
      <style:table-column-properties style:column-width="3.4625in" style:rel-column-width="32767*"/>
    </style:style>
    <text:list-style style:name="L1">
      <text:list-level-style-number text:level="1" style:num-suffix="." style:num-format="1">
        <style:list-level-properties text:space-before="0.25in" text:min-label-width="0.25in"/>
      </text:list-level-style-number>
    </text:list-style>
  </office:automatic-styles>
  <office:body>
    <office:text>
      <text:p text:style-name="P1"><text:span text:style-name="T1">Ejercicio 1:</text:span></text:p>
      <text:p text:style-name="P1"><text:span text:style-name="T1">¿Cuál es la complejidad de inicializar los valores de un arreglo? </text:span></text:p>
      <text:p text:style-name="P1"><text:span text:style-name="T1">- el loop</text:span></text:p>
      <text:p text:style-name="P1"><text:span text:style-name="T1">Ejercicio 2:</text:span></text:p>
      <text:p text:style-name="P1"><text:span text:style-name="T1">¿cuál es la complejidad de determinar si un valor está presente en el arreglo? </text:span></text:p>
      <text:p text:style-name="P1"><text:span text:style-name="T1">- recorrer el arreglo</text:span></text:p>
      <text:p text:style-name="P1"><text:span text:style-name="T1">- identificar el elemento a través de una comparación</text:span></text:p>
      <text:p text:style-name="P1"><text:span text:style-name="T1">Ejercicio 3:</text:span></text:p>
      <text:p text:style-name="P2"><text:span text:style-name="T1">(b)  ¿Por qué en la línea 6 del método tenemos que observar si numArray[i] == −1? </text:span></text:p>
      <text:p text:style-name="P2"><text:span text:style-name="T1">Porque una de nuestras condiciones es que un array compacto, lo cual implicaría que si es una localidad vacía llegamos al index donde ya no hay más valores, lo que es igual de bueno para insertar un nuevo valor.</text:span></text:p>
      <text:p text:style-name="P2"><text:span text:style-name="T1">(c)  De acuerdo con nuestro código, ¿cuál es la complejidad de insertar un elemento en un arreglo ordenado? </text:span></text:p>
      <text:p text:style-name="P2"><text:span text:style-name="T1">- Compactar Array</text:span></text:p>
      <text:p text:style-name="P2"><text:span text:style-name="T1">- Problemas anteriores más recorrido</text:span></text:p>
      <text:p text:style-name="P2"><text:span text:style-name="T1">- Descubrir si tiene espacio y si no duplicar el tamaño del Array</text:span></text:p>
      <text:p text:style-name="P2"><text:span text:style-name="T1">- Encontrar dónde insertar el nuevo elemento</text:span></text:p>
      <text:p text:style-name="P2"><text:span text:style-name="T1">- recorrer los siguientes elementos</text:span></text:p>
      <text:p text:style-name="P2"><text:span text:style-name="T1"/></text:p>
      <text:p text:style-name="P2"><text:span text:style-name="T1">Ejercicio 4:</text:span><text:span text:style-name="T2"><text:line-break/></text:span></text:p>
      <text:p text:style-name="P1"><text:span text:style-name="T1">(a) De acuerdo con tu código, ¿cuál es la complejidad de eliminar un elemento dentro de un arreglo ordenado? </text:span></text:p>
      <text:p text:style-name="P1"><text:span text:style-name="T1">- encontrar al elemento, </text:span></text:p>
      <text:p text:style-name="P1"><text:span text:style-name="T1">- eliminarlo</text:span></text:p>
      <text:p text:style-name="P1"><text:span text:style-name="T1">- recorrer los valores</text:span></text:p>
      <text:p text:style-name="P1"><text:span text:style-name="T1">- sin que hayan espacios vacíos</text:span></text:p>
      <text:p text:style-name="P1"><text:span text:style-name="T1">- encontrando por lo tanto el siguiente valor no vacío</text:span></text:p>
      <text:p text:style-name="P1"><text:span text:style-name="T1">Ejercicio 5:</text:span></text:p>
      <text:p text:style-name="P3"><text:span text:style-name="T1">¿Cuál es la ventaja de hacerlo de esta manera (con una constante para definir una locación vacía igual a -1)? </text:span></text:p>
      <text:p text:style-name="P3"><text:span text:style-name="T1">Se mantiene más control sobre el código, además de que es más mantenible</text:span></text:p>
      <text:p text:style-name="P3"><text:span text:style-name="T1">Ejercicio 6:</text:span></text:p>
      <text:p text:style-name="P1"><text:span text:style-name="T1">¿Cuál es la complejidad de verificar si una palabra es un palíndromo? </text:span></text:p>
      <text:p text:style-name="P1"><text:span text:style-name="T1">- Verificar las posiciones y los caracteres</text:span></text:p>
      <text:p text:style-name="P1"><text:span text:style-name="T1"/></text:p>
      <text:p text:style-name="P4"><text:span text:style-name="T1">Preguntas </text:span></text:p>
      <text:list text:style-name="L1">
        <text:list-item>
          <text:p text:style-name="P5"><text:span text:style-name="T1">Explica con tus palabras qué es una estructura de datos. Tengo dos ideas al respecto. Una, es como si definiéramos como van a ser nuestras entidades primitivas (int, float… etc.), pero la verdad no me parece muy cierta. Más bien creo que es cómo creamos una nueva entidad derivada de estas, y definimos cómo interactúa y se comporta frente a otros datos.</text:span></text:p>
        </text:list-item>
        <text:list-item>
          <text:p text:style-name="P5"><text:span text:style-name="T1">¿Qué ventajas encuentras en usar arreglos? ¿Qué desventajas? Son fáciles de mapear, los conozco bien (aunque creo que más bien son listas las que conozco). Son estáticos.<text:line-break/></text:span></text:p>
        </text:list-item>
        <text:list-item>
          <text:p text:style-name="P5"><text:span text:style-name="T1">¿Por qué decimos que los arreglos son de acceso aleatorio? Porque cuentan con un index que permite localizar una ubicación de ellos de manera exacta y son guardados en la memoria de manera consecutiva, asegurando la ubicación exacta de sus componentes, lo que hace que puedas acceder en cualquier momento a ellos (de manera aleatoria)…<text:line-break/></text:span></text:p>
        </text:list-item>
        <text:list-item>
          <text:p text:style-name="P5"><text:span text:style-name="T1">¿A qué se refiere el que un arreglo sea una estructura de datos estática? A que tiene un tamaño específico definido y no lo puedes hacer crecer.<text:line-break/></text:span></text:p>
        </text:list-item>
        <text:list-item>
          <text:p text:style-name="P5"><text:span text:style-name="T1">¿Cómo se reservan las localidades de memoria en la computadora al inicializar un arreglo? <text:s/>Con un 0, y de manera consecutiva.<text:line-break/></text:span></text:p>
        </text:list-item>
        <text:list-item>
          <text:p text:style-name="P5"><text:span text:style-name="T1">Supongamos que declaramos un arreglo de elementos de tipo long de la siguiente manera: </text:span></text:p>
        </text:list-item>
        <text:list-item>
          <text:p text:style-name="P6"><text:span text:style-name="T1">public static long </text:span><text:span text:style-name="T3">[] numbers = </text:span><text:span text:style-name="T1">new long </text:span><text:span text:style-name="T3">[57]; </text:span></text:p>
        </text:list-item>
        <text:list-item>
          <text:p text:style-name="P5"><text:tab/>¿Cuántos bytes de memoria se reservan para dicho arreglo? Ni idea… o 57 o 57*4???</text:p>
        </text:list-item>
      </text:list>
      <text:p text:style-name="P7"><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